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99cm" fo:text-align="start" fo:text-indent="0cm"/>
    </style:style>
    <style:style style:name="P5" style:family="paragraph">
      <style:paragraph-properties fo:margin-left="0cm" fo:margin-right="0cm" fo:margin-top="0cm" fo:margin-bottom="0.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16.15cm" svg:x="2.54cm" svg:y="-3.269cm" presentation:class="title" presentation:user-transformed="true">
          <draw:text-box>
            <text:p text:style-name="P1"><text:line-break/><text:line-break/>Distant or close cousins: Connectedness between cryptocurrencies and traditional currencies volatilities</text:p>
          </draw:text-box>
        </draw:frame>
        <draw:frame presentation:style-name="pr2" draw:text-style-name="P2" draw:layer="layout" svg:width="23.8cm" svg:height="3.075cm" svg:x="2.2cm" svg:y="16.227cm" presentation:class="subtitle" presentation:user-transformed="true">
          <draw:text-box>
            <text:p>Andrada-Félix, Fernandez-Perez, Sosvilla-Rivero (2020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bjectives</text:p>
          </draw:text-box>
        </draw:frame>
        <draw:frame presentation:style-name="pr5" draw:layer="layout" svg:width="24cm" svg:height="12.18cm" svg:x="2cm" svg:y="4.584cm" presentation:class="outline" presentation:user-transformed="true">
          <draw:text-box>
            <text:list text:style-name="L3">
              <text:list-item>
                <text:p><text:s/>Provide insights on the extent and the nature of interdependencies and spillovers between four highly capitalized cryptocurrencies and four major exchange rates</text:p>
              </text:list-item>
              <text:list-item>
                <text:p><text:s/>Capture connectedness within both groups or blocks of currencies</text:p>
              </text:list-item>
              <text:list-item>
                <text:p><text:s/>Evaluate net directional connectedness for each currency</text:p>
              </text:list-item>
              <text:list-item>
                <text:p><text:s/>Analyze the potential drivers of the detected, dynamic volatility connectednes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sults</text:p>
          </draw:text-box>
        </draw:frame>
        <draw:frame presentation:style-name="pr5" draw:layer="layout" svg:width="24cm" svg:height="15.736cm" svg:x="1.908cm" svg:y="4.076cm" presentation:class="outline" presentation:user-transformed="true">
          <draw:text-box>
            <text:list text:style-name="L3">
              <text:list-header>
                <text:p>* 34.43% of the forecast’ errors total variance is explained by shocks across the eight examined currencies, indicating that 65.57% of the variation is due to idiosyncratic shocks. </text:p>
                <text:p>* Volatility connectedness varies over time → increasing in periods of increasing economic and financial instability.</text:p>
                <text:p>* The blocks are mostly disconnected with periods of mild net volatility spillover.</text:p>
                <text:p>* 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conometric Methodolog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/>Forecast error variance decomposition</text:p>
              </text:list-item>
              <text:list-item>
                <text:p><text:s/>Connectedness measures</text:p>
              </text:list-item>
              <text:list-item>
                <text:p><text:s/>Generalized connectedness measures</text:p>
              </text:list-item>
              <text:list-item>
                <text:p><text:s/>Dynamic connected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4">
              <text:list-header>
                <text:p text:style-name="P4">Forecast error variance decomposition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5">
              <text:list-item>
                <text:p>Fit a reduced-form vector autoregressive (VAR) model to the series</text:p>
              </text:list-item>
              <text:list-item>
                <text:p>Establish H-period-ahead forecast</text:p>
              </text:list-item>
              <text:list-item>
                <text:p>Decompose error variance of the forecast of each component wrt shocks from the same or other components at time t.</text:p>
                <text:p>→ This decomposition is the key to the connectedness measures defined lat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list text:style-name="L4">
              <text:list-header>
                <text:p text:style-name="P4">Connectedness measures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5">
              <text:list-item>
                <text:p>Gross pairwise directional connectedness</text:p>
              </text:list-item>
              <text:list-item>
                <text:p>Net pairwise directional connectedness</text:p>
              </text:list-item>
              <text:list-item>
                <text:p>Total directional connectedness</text:p>
              </text:list-item>
              <text:list-item>
                <text:p>Net total directional connectedness</text:p>
              </text:list-item>
              <text:list-item>
                <text:p>Total connectedness</text:p>
                <text:p>→ All can be defined from the connectedness matrix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4">
              <text:list-header>
                <text:p text:style-name="P4">Generalized connectedness measures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5">
              <text:list-item>
                <text:p>Measure spillovers among blocks (here: traditional currencies vs. cryptocurrencies)</text:p>
              </text:list-item>
              <text:list-item>
                <text:p>Block aggregation of the connectedness matrix</text:p>
                <text:p>→ Aggregated connectedness matrix</text:p>
              </text:list-item>
              <text:list-item>
                <text:p>Now we can talk about (next slide)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4.838cm" presentation:class="outline" presentation:user-transformed="true">
          <draw:text-box>
            <text:list text:style-name="L6">
              <text:list-item>
                <text:list>
                  <text:list-item>
                    <text:p>Total within market forecast error variance</text:p>
                    <text:list>
                      <text:list-item>
                        <text:p>Common-variable forecast error variance </text:p>
                      </text:list-item>
                      <text:list-item>
                        <text:p>Cross-variable effects</text:p>
                      </text:list-item>
                    </text:list>
                  </text:list-item>
                  <text:list-item>
                    <text:p>Total pairwise directional spillover</text:p>
                  </text:list-item>
                  <text:list-item>
                    <text:p>Total directional spillover</text:p>
                    <text:list>
                      <text:list-item>
                        <text:p>Aggregated from and to connectedness</text:p>
                      </text:list-item>
                    </text:list>
                  </text:list-item>
                  <text:list-item>
                    <text:p>Net total directional spillover</text:p>
                  </text:list-item>
                  <text:list-item>
                    <text:p>Aggregate between-market spillover</text:p>
                  </text:list-item>
                  <text:list-item>
                    <text:p>Aggregate within-market effec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ynamic Connectedness<text:tab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5">
              <text:list-item>
                <text:p>Time-Varying Parameter Vector Autoregressive (TVP-VAR)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5">
              <text:list-item>
                <text:p>Both types of currencies are considered against USD.</text:p>
              </text:list-item>
              <text:list-item>
                <text:p>Traditional:</text:p>
              </text:list-item>
            </text:list>
            <text:list text:style-name="L6">
              <text:list-item>
                <text:list>
                  <text:list-item>
                    <text:p text:style-name="P5">EUR, AUD, JPY and GBP</text:p>
                  </text:list-item>
                </text:list>
              </text:list-item>
            </text:list>
            <text:list text:style-name="L5">
              <text:list-item>
                <text:p>Crypto:</text:p>
              </text:list-item>
            </text:list>
            <text:list text:style-name="L7">
              <text:list-item>
                <text:list>
                  <text:list-item>
                    <text:p>Bitcoin-XBT, Ripple-XRP, Litecoin-XLT and Dash-XDS</text:p>
                  </text:list-item>
                </text:list>
              </text:list-item>
            </text:list>
            <text:list text:style-name="L5">
              <text:list-item>
                <text:p>February 2014 to September 2018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5">
              <text:list-item>
                <text:p>Normalized GARCH(1,1) used to estimate variance of the series in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mpirical Resul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5">
              <text:list-item>
                <text:p><text:s/>Examine full-sample connectedness of all currencies and by blocks of currencies</text:p>
              </text:list-item>
              <text:list-item>
                <text:p><text:s/>Study dynamic connectedness through TVP-VAR</text:p>
              </text:list-item>
              <text:list-item>
                <text:p><text:s/>Net and dynamic net pairwise directional volatility connectedn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ull-sample connectedness</text:p>
          </draw:text-box>
        </draw:frame>
        <draw:frame presentation:style-name="pr5" draw:layer="layout" svg:width="24cm" svg:height="12.18cm" svg:x="1.908cm" svg:y="4.838cm" presentation:class="outline" presentation:user-transformed="true">
          <draw:text-box>
            <text:list text:style-name="L5">
              <text:list-item>
                <text:p>Own connectedness is higher than any total directional connectedness → the volatilities are relatively independent of each other.</text:p>
              </text:list-item>
              <text:list-item>
                <text:p>Both blocks (crypto vs. traditional) are highly intra-connected but highly disconnected from each other ← total connectedness across blocks is 0.73%. Thus, shocks do not spillover. </text:p>
              </text:list-item>
              <text:list-item>
                <text:p>This implies that cryptocurrencies yield good diversification benefits with traditional asset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ynamic connectedness</text:p>
          </draw:text-box>
        </draw:frame>
        <draw:frame presentation:style-name="pr5" draw:layer="layout" svg:width="24cm" svg:height="12.18cm" svg:x="1.908cm" svg:y="4.838cm" presentation:class="outline" presentation:user-transformed="true">
          <draw:text-box>
            <text:list text:style-name="L5">
              <text:list-item>
                <text:p>Add plots mayb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6.352cm" svg:x="1.055cm" svg:y="0.506cm" presentation:class="title" presentation:user-transformed="true">
          <draw:text-box>
            <text:list text:style-name="L7">
              <text:list-header>
                <text:p text:style-name="P4">Net and dynamic net pairwise directional volatility connectedness</text:p>
              </text:list-header>
            </text:list>
          </draw:text-box>
        </draw:frame>
        <draw:frame presentation:style-name="pr5" draw:layer="layout" svg:width="24cm" svg:height="8.878cm" svg:x="1.908cm" svg:y="7.378cm" presentation:class="outline" presentation:user-transformed="true">
          <draw:text-box>
            <text:list text:style-name="L5">
              <text:list-item>
                <text:p>Add plots maybe</text:p>
              </text:list-item>
              <text:list-item>
                <text:p>Despite the documented general disconnection between the two blocks (as commented earlier), there are periods of sizable net and total directional volatility connectedness effects between both types of currencies. </text:p>
              </text:list-item>
              <text:list-item>
                <text:p>There is also a considerable total connectedness within each block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>Determinants of connectedness</text:p>
          </draw:text-box>
        </draw:frame>
        <draw:frame presentation:style-name="pr5" draw:layer="layout" svg:width="24cm" svg:height="12.18cm" svg:x="1.9cm" svg:y="6cm" presentation:class="outline" presentation:user-transformed="true">
          <draw:text-box>
            <text:list text:style-name="L5">
              <text:list-item>
                <text:p>Analyze 59 macroeconomic, financial and cryptocurrency-specific variables.</text:p>
              </text:list-item>
              <text:list-item>
                <text:p>Stepwise regression used to identify drivers of the dynamic connectedne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clusio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2:24:10.443592588</meta:creation-date>
    <meta:editing-duration>PT10H53M6S</meta:editing-duration>
    <meta:editing-cycles>39</meta:editing-cycles>
    <meta:generator>LibreOffice/6.4.7.2$Linux_X86_64 LibreOffice_project/40$Build-2</meta:generator>
    <dc:title>Impress</dc:title>
    <dc:date>2022-03-03T12:23:16.025500657</dc:date>
    <meta:document-statistic meta:object-count="102"/>
  </office:meta>
</office:document-meta>
</file>